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use-window-font-color="true"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en" style:country-asian="US" style:language-complex="ar" style:country-complex="SA" style:font-name-asian="Microsoft YaHei" style:font-name-complex="Times New 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imes New Roman" fo:font-size="13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en" style:country-asian="US" style:language-complex="ar" style:country-complex="SA" style:font-name-asian="Microsoft YaHei" style:font-name-complex="Times New Roman" style:font-size-asian="13pt" style:font-size-complex="13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3" style:family="text">
      <style:text-properties style:use-window-font-color="true" style:font-name="Times New Roman" fo:font-size="13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en" style:country-asian="US" style:language-complex="ar" style:country-complex="SA" style:font-name-asian="Microsoft YaHei" style:font-name-complex="Times New Roman" style:font-size-asian="13pt" style:font-size-complex="13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4" style:family="text">
      <style:text-properties style:use-window-font-color="true"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en" style:country-asian="US" style:language-complex="ar" style:country-complex="SA" style:font-name-asian="Microsoft YaHei" style:font-name-complex="Times New 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leiame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5">
            <text:p><text:span text:style-name="T1">Considere os resultados (kg/parcela) de um experimento bifatorial </text:span></text:p>
            <text:p><text:span text:style-name="T1">(fatorial duplo) instalado no delineamento em blocos ao acaso com 4 </text:span></text:p>
            <text:p><text:span text:style-name="T1">repetições. Os </text:span><text:span text:style-name="T2">níveis</text:span><text:span text:style-name="T3"> do fator C são constituídos por 4 cultivares de </text:span></text:p>
            <text:p><text:span text:style-name="T1">milho (C</text:span><text:span text:style-name="T4">1</text:span><text:span text:style-name="T1">, C</text:span><text:span text:style-name="T4">2</text:span><text:span text:style-name="T1">, C</text:span><text:span text:style-name="T4">3</text:span><text:span text:style-name="T1"> e C</text:span><text:span text:style-name="T4">4</text:span><text:span text:style-name="T1">) e os </text:span><text:span text:style-name="T2">níveis </text:span><text:span text:style-name="T3">do fator M por 3 formas de manejo </text:span></text:p>
            <text:p><text:span text:style-name="T1">(M</text:span><text:span text:style-name="T4">1</text:span><text:span text:style-name="T1">, M</text:span><text:span text:style-name="T4">2</text:span><text:span text:style-name="T1"> e M</text:span><text:span text:style-name="T4">3</text:span><text:span text:style-name="T1">). 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2">
          <table:covered-table-cell table:number-columns-repeated="6"/>
        </table:table-row>
      </table:table>
      <table:table table:name="Planilha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Cultivar </text:p>
          </table:table-cell>
          <table:table-cell office:value-type="string" calcext:value-type="string">
            <text:p>Manej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0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.0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.0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0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0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0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.0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.0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0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.0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0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0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.0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0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0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.0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.0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0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.00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.0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.0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.00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0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.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0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00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.0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.00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.00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.00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00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00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.00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.00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00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0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.00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9.00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9:24:20.116027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10T14:36:34.502000000</meta:creation-date>
    <dc:date>2025-08-30T19:27:09.408634800</dc:date>
    <meta:editing-duration>PT5M11S</meta:editing-duration>
    <meta:editing-cycles>3</meta:editing-cycles>
    <meta:generator>LibreOffice/25.2.5.2$Windows_X86_64 LibreOffice_project/03d19516eb2e1dd5d4ccd751a0d6f35f35e08022</meta:generator>
    <meta:document-statistic meta:table-count="2" meta:cell-count="246" meta:object-count="0"/>
  </office:meta>
</office:document-meta>
</file>